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189.89pt"/>
    </style:style>
    <style:style style:name="co6" style:family="table-column">
      <style:table-column-properties fo:break-before="auto" style:column-width="190.66pt"/>
    </style:style>
    <style:style style:name="co7" style:family="table-column">
      <style:table-column-properties fo:break-before="auto" style:column-width="108.79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48.76pt" fo:break-before="auto" style:use-optimal-row-height="false"/>
    </style:style>
    <style:style style:name="ro3" style:family="table-row">
      <style:table-row-properties style:row-height="60.75pt" fo:break-before="auto" style:use-optimal-row-height="false"/>
    </style:style>
    <style:style style:name="ro4" style:family="table-row">
      <style:table-row-properties style:row-height="60.01pt" fo:break-before="auto" style:use-optimal-row-height="false"/>
    </style:style>
    <style:style style:name="ro5" style:family="table-row">
      <style:table-row-properties style:row-height="62.2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3"/>
        <table:table-column table:style-name="co1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RINT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USER STORIES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STIMATION</text:p>
          </table:table-cell>
          <table:table-cell table:style-name="ce1" office:value-type="string" calcext:value-type="string">
            <text:p>CRITERES DE VALIDATIONS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éation de la page Home</text:p>
          </table:table-cell>
          <table:table-cell office:value-type="string" calcext:value-type="string">
            <text:p>En tant qu’utilisateur, je veux trouver la photo ainsi qu’un bref résumé de son historique en arrivant sur le site.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 visualise bien la photo du site et son descriptif.</text:p>
          </table:table-cell>
          <table:table-cell office:value-type="string" calcext:value-type="string">
            <text:p>Lorsque j’arrive sur le site, je visualise la photo du cirque et un bref résumé.</text:p>
          </table:table-cell>
          <table:table-cell table:style-name="ce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éation de la page Performances</text:p>
          </table:table-cell>
          <table:table-cell office:value-type="string" calcext:value-type="string">
            <text:p>En tant qu’utilisateur, je veux connaître les différentes activités du cirque ainsi qu’une photo correspondante pour chacunes d’elles. <text:s/>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 visualise bien les différentes activités ainsi que leur photos.</text:p>
          </table:table-cell>
          <table:table-cell office:value-type="string" calcext:value-type="string">
            <text:p>Lorsque j’arrive sur la performance, je retrouve bien les différentes activités ainsi que leur photo correspondante.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éation de la page Admin</text:p>
          </table:table-cell>
          <table:table-cell office:value-type="string" calcext:value-type="string">
            <text:p>En tant qu’administrateur, je veux pouvoir m’identifier afin de pouvoir effectuer des modifications sur le site.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e peux me connecter en tant qu’admin et ainisi pouvoir effectuer les modifications.</text:p>
          </table:table-cell>
          <table:table-cell office:value-type="string" calcext:value-type="string">
            <text:p>Lorsque je rentre l’adresse localhost:8080/admin, je peux m’identifier et ainsi me connecter pour effectuer les modifications.</text:p>
          </table:table-cell>
          <table:table-cell/>
        </table:table-row>
        <table:table-row table:style-name="ro4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réation d’un formulaire</text:p>
          </table:table-cell>
          <table:table-cell office:value-type="string" calcext:value-type="string">
            <text:p>En tant qu’administrateur, je veux pouvoir récuperer les données du formulaires.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 peux récuperer les coordonnées des utilisateurs qui ont remplis et envoyé la fiche contact.</text:p>
          </table:table-cell>
          <table:table-cell office:value-type="string" calcext:value-type="string">
            <text:p>Lorsque je me connecte à ma boîte mail, je récupère bien les coordonnées des utilisateurs.</text:p>
          </table:table-cell>
          <table:table-cell/>
        </table:table-row>
        <table:table-row table:style-name="ro5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réation database et table student</text:p>
          </table:table-cell>
          <table:table-cell office:value-type="string" calcext:value-type="string">
            <text:p>En tant qu’administrateur, je veux pouvoir visualiser la liste des futurs élèves ainsi que la discipline souhaitée. 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 récupère les coordoonnées ainsi que les la discipline souhaitée pour chaque élève.</text:p>
          </table:table-cell>
          <table:table-cell office:value-type="string" calcext:value-type="string">
            <text:p>Lorsque j’ouvre ma base de donnée, je retrouvre tous les élèves enregistrés avec leur discipline correspondante.</text:p>
          </table:table-cell>
          <table:table-cell/>
        </table:table-row>
        <table:table-row table:style-name="ro6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réation du bouton registration</text:p>
          </table:table-cell>
          <table:table-cell office:value-type="string" calcext:value-type="string">
            <text:p>En tant qu’utilisateur, je veux pouvoir m’enregistrer afin de suivre une formation dans la discipline souhaitée et connaître la ville la ville correspondante. 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 peux m’enregistrer et choisir ma discipline et voir dans qu’elle ville elle est enseignée. </text:p>
          </table:table-cell>
          <table:table-cell office:value-type="string" calcext:value-type="string">
            <text:p>Lorsque je clique sur le bouton registration, je suis redirigé vers une page qui me permet de m’indentifier, selectionner le discipline et visualiser la ville concerné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3:32:58.293575828</meta:creation-date>
    <dc:date>2019-07-16T14:44:30.476400428</dc:date>
    <meta:editing-duration>PT11M58S</meta:editing-duration>
    <meta:editing-cycles>3</meta:editing-cycles>
    <meta:generator>LibreOffice/6.0.7.3$Linux_X86_64 LibreOffice_project/00m0$Build-3</meta:generator>
    <meta:document-statistic meta:table-count="1" meta:cell-count="57" meta:object-count="0"/>
  </office:meta>
</office:document-meta>
</file>